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office:font-face-decls>
  <office:automatic-styles>
    <style:style style:name="Table1" style:family="table">
      <style:table-properties style:width="8.086cm" table:align="left"/>
    </style:style>
    <style:style style:name="Table1.A" style:family="table-column">
      <style:table-column-properties style:column-width="3.891cm"/>
    </style:style>
    <style:style style:name="Table1.B" style:family="table-column">
      <style:table-column-properties style:column-width="4.19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12pt" fo:language="en" fo:country="US" fo:font-weight="bold" officeooo:rsid="000fa46b" officeooo:paragraph-rsid="000fa46b"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4pt" fo:language="en" fo:country="US" fo:font-weight="bold" officeooo:rsid="000fa46b" officeooo:paragraph-rsid="000fa46b"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9pt" fo:language="en" fo:country="US" fo:font-weight="normal" officeooo:rsid="000fa46b" officeooo:paragraph-rsid="000fa46b" style:font-size-asian="9pt" style:font-weight-asian="normal" style:font-size-complex="9pt" style:font-weight-complex="normal"/>
    </style:style>
    <style:style style:name="P4" style:family="paragraph" style:parent-style-name="Standard">
      <style:paragraph-properties fo:text-align="center" style:justify-single-word="false"/>
      <style:text-properties style:font-name="Times New Roman" fo:font-size="9pt" fo:font-weight="normal" officeooo:rsid="000fa46b" officeooo:paragraph-rsid="000fa46b" style:font-size-asian="9pt" style:font-weight-asian="normal" style:font-size-complex="9pt" style:font-weight-complex="normal"/>
    </style:style>
    <style:style style:name="P5" style:family="paragraph" style:parent-style-name="Standard">
      <style:paragraph-properties fo:text-align="start" style:justify-single-word="false"/>
      <style:text-properties style:font-name="Times New Roman" fo:font-size="9pt" fo:language="en" fo:country="US" fo:font-weight="normal" officeooo:rsid="000fa46b" officeooo:paragraph-rsid="000fa46b" style:font-size-asian="9pt" style:font-weight-asian="normal" style:font-size-complex="9pt" style:font-weight-complex="normal"/>
    </style:style>
    <style:style style:name="P6" style:family="paragraph" style:parent-style-name="Standard">
      <style:paragraph-properties fo:text-align="start" style:justify-single-word="false"/>
      <style:text-properties style:font-name="Times New Roman" fo:font-size="9pt" fo:language="en" fo:country="US" fo:font-weight="bold" officeooo:paragraph-rsid="000fa46b" style:font-size-asian="9pt" style:font-weight-asian="bold" style:font-size-complex="9pt" style:font-weight-complex="bold"/>
    </style:style>
    <style:style style:name="P7" style:family="paragraph" style:parent-style-name="Standard">
      <style:paragraph-properties fo:text-align="justify" style:justify-single-word="false"/>
      <style:text-properties style:font-name="Times New Roman" fo:font-size="9pt" fo:language="en" fo:country="US" fo:font-weight="normal" officeooo:paragraph-rsid="000fa46b" style:font-size-asian="9pt" style:font-weight-asian="normal" style:font-size-complex="9pt" style:font-weight-complex="normal"/>
    </style:style>
    <style:style style:name="P8" style:family="paragraph" style:parent-style-name="Standard">
      <style:paragraph-properties fo:text-align="start" style:justify-single-word="false"/>
      <style:text-properties style:font-name="Times New Roman" fo:font-size="9pt" fo:language="en" fo:country="US" fo:font-weight="normal" officeooo:rsid="000fed7f" officeooo:paragraph-rsid="000fed7f" style:font-size-asian="9pt" style:font-weight-asian="normal" style:font-size-complex="9pt" style:font-weight-complex="normal"/>
    </style:style>
    <style:style style:name="P9" style:family="paragraph" style:parent-style-name="Standard" style:list-style-name="L1">
      <style:paragraph-properties fo:text-align="start" style:justify-single-word="false"/>
      <style:text-properties style:font-name="Times New Roman" fo:font-size="9pt" fo:language="en" fo:country="US" fo:font-weight="normal" officeooo:rsid="000fed7f" officeooo:paragraph-rsid="000fed7f"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style:font-name="Times New Roman" fo:font-size="9pt" fo:language="en" fo:country="US" fo:font-weight="normal" officeooo:rsid="000fed7f" officeooo:paragraph-rsid="000fed7f" style:font-size-asian="9pt" style:font-weight-asian="normal" style:font-size-complex="9pt" style:font-weight-complex="normal"/>
    </style:style>
    <style:style style:name="P11" style:family="paragraph" style:parent-style-name="Standard">
      <style:paragraph-properties fo:text-align="center" style:justify-single-word="false"/>
      <style:text-properties style:font-name="Times New Roman" fo:font-size="9pt" fo:language="en" fo:country="US" fo:font-weight="normal" officeooo:rsid="000fed7f" officeooo:paragraph-rsid="000fed7f" style:font-size-asian="9pt" style:font-weight-asian="normal" style:font-size-complex="9pt" style:font-weight-complex="normal"/>
    </style:style>
    <style:style style:name="P12" style:family="paragraph" style:parent-style-name="Table_20_Contents">
      <style:paragraph-properties fo:text-align="center" style:justify-single-word="false"/>
      <style:text-properties style:font-name="Times New Roman" fo:font-size="9pt" fo:language="en" fo:country="US" officeooo:rsid="0011fdef" officeooo:paragraph-rsid="0011fdef" style:font-size-asian="9pt" style:font-size-complex="9pt"/>
    </style:style>
    <style:style style:name="P13" style:family="paragraph" style:parent-style-name="Standard">
      <style:paragraph-properties fo:text-align="center" style:justify-single-word="false"/>
      <style:text-properties style:font-name="Times New Roman" fo:font-size="9pt" fo:language="en" fo:country="US" fo:font-weight="normal" officeooo:rsid="0011fdef" officeooo:paragraph-rsid="0011fdef" style:font-size-asian="9pt" style:font-weight-asian="normal" style:font-size-complex="9pt" style:font-weight-complex="normal"/>
    </style:style>
    <style:style style:name="P14"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normal" officeooo:rsid="000fed7f" officeooo:paragraph-rsid="00100b57" style:font-size-asian="9pt" style:font-weight-asian="normal" style:font-size-complex="9pt" style:font-weight-complex="normal"/>
    </style:style>
    <style:style style:name="P15" style:family="paragraph" style:parent-style-name="Heading_20_1">
      <style:paragraph-properties fo:margin-left="0.635cm" fo:line-height="115%" fo:text-indent="-0.635cm" style:auto-text-indent="false"/>
      <style:text-properties style:font-name-complex="Arial Unicode MS"/>
    </style:style>
    <style:style style:name="P16" style:family="paragraph" style:parent-style-name="Heading_20_2">
      <style:paragraph-properties fo:keep-with-next="always"/>
      <style:text-properties style:font-name-asian="PingFang SC" style:font-name-complex="Arial Unicode MS1"/>
    </style:style>
    <style:style style:name="P17" style:family="paragraph" style:parent-style-name="Standard">
      <style:paragraph-properties fo:margin-top="0cm" fo:margin-bottom="0.229cm" style:contextual-spacing="false" fo:text-align="start" style:justify-single-word="false"/>
      <style:text-properties style:font-name="Times New Roman" fo:font-size="9pt" fo:language="en" fo:country="US" fo:font-weight="bold" officeooo:rsid="000fed7f" officeooo:paragraph-rsid="00100b57" style:font-size-asian="9pt" style:font-weight-asian="bold" style:font-size-complex="9pt" style:font-weight-complex="bold"/>
    </style:style>
    <style:style style:name="P18"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normal" officeooo:rsid="000fed7f" officeooo:paragraph-rsid="0011290e" style:font-size-asian="9pt" style:font-weight-asian="normal" style:font-size-complex="9pt" style:font-weight-complex="normal"/>
    </style:style>
    <style:style style:name="P19" style:family="paragraph" style:parent-style-name="Standard">
      <style:paragraph-properties fo:margin-top="0cm" fo:margin-bottom="0.229cm" style:contextual-spacing="false" fo:text-align="start" style:justify-single-word="false"/>
      <style:text-properties style:font-name="Times New Roman" fo:font-size="9pt" fo:language="en" fo:country="US" fo:font-weight="bold" officeooo:rsid="0011290e" officeooo:paragraph-rsid="0011290e" style:font-size-asian="9pt" style:font-weight-asian="bold" style:font-size-complex="9pt" style:font-weight-complex="bold"/>
    </style:style>
    <style:style style:name="P20" style:family="paragraph" style:parent-style-name="Standard">
      <style:paragraph-properties fo:margin-top="0cm" fo:margin-bottom="0.229cm" style:contextual-spacing="false" fo:text-align="center" style:justify-single-word="false"/>
      <style:text-properties style:font-name="Times New Roman" fo:font-size="9pt" fo:language="en" fo:country="US" fo:font-weight="bold" officeooo:rsid="0011290e" officeooo:paragraph-rsid="0011290e" style:font-size-asian="9pt" style:font-weight-asian="bold" style:font-size-complex="9pt" style:font-weight-complex="bold"/>
    </style:style>
    <style:style style:name="P21" style:family="paragraph">
      <style:paragraph-properties style:writing-mode="lr-tb"/>
    </style:style>
    <style:style style:name="P22"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normal" officeooo:rsid="0011290e" officeooo:paragraph-rsid="0011290e" style:font-size-asian="9pt" style:font-weight-asian="normal" style:font-size-complex="9pt" style:font-weight-complex="normal"/>
    </style:style>
    <style:style style:name="P23" style:family="paragraph" style:parent-style-name="Standard">
      <style:paragraph-properties fo:margin-top="0cm" fo:margin-bottom="0.229cm" style:contextual-spacing="false" fo:text-align="start" style:justify-single-word="false"/>
      <style:text-properties fo:language="en" fo:country="US" officeooo:paragraph-rsid="00100b57"/>
    </style:style>
    <style:style style:name="P24" style:family="paragraph" style:parent-style-name="Standard">
      <style:paragraph-properties fo:margin-top="0cm" fo:margin-bottom="0.229cm" style:contextual-spacing="false" fo:text-align="center" style:justify-single-word="false"/>
      <style:text-properties fo:language="en" fo:country="US" officeooo:paragraph-rsid="00100b57"/>
    </style:style>
    <style:style style:name="P25" style:family="paragraph" style:parent-style-name="Standard">
      <style:paragraph-properties fo:margin-top="0cm" fo:margin-bottom="0cm" style:contextual-spacing="false" fo:text-align="start" style:justify-single-word="false"/>
      <style:text-properties style:font-name="Times New Roman" fo:font-size="9pt" fo:language="en" fo:country="US" fo:font-weight="normal" officeooo:rsid="0011290e" officeooo:paragraph-rsid="0011290e" style:font-size-asian="9pt" style:font-weight-asian="normal" style:font-size-complex="9pt" style:font-weight-complex="normal"/>
    </style:style>
    <style:style style:name="P26" style:family="paragraph" style:parent-style-name="Standard">
      <style:paragraph-properties fo:margin-top="0cm" fo:margin-bottom="0.229cm" style:contextual-spacing="false" fo:text-align="start" style:justify-single-word="false"/>
      <style:text-properties style:font-name="Times New Roman" fo:font-size="9pt" fo:language="en" fo:country="US" fo:font-weight="bold" officeooo:rsid="00100b57" officeooo:paragraph-rsid="00100b57" style:font-size-asian="9pt" style:font-weight-asian="bold" style:font-size-complex="9pt" style:font-weight-complex="bold"/>
    </style:style>
    <style:style style:name="P27"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bold" officeooo:rsid="0011290e" officeooo:paragraph-rsid="0011290e" style:font-size-asian="9pt" style:font-weight-asian="bold" style:font-size-complex="9pt" style:font-weight-complex="bold"/>
    </style:style>
    <style:style style:name="P28" style:family="paragraph" style:parent-style-name="Standard">
      <style:paragraph-properties fo:margin-top="0cm" fo:margin-bottom="0.229cm" style:contextual-spacing="false" fo:text-align="justify" style:justify-single-word="false"/>
      <style:text-properties fo:language="en" fo:country="US" officeooo:paragraph-rsid="0011290e"/>
    </style:style>
    <style:style style:name="P29" style:family="paragraph" style:parent-style-name="Standard">
      <style:paragraph-properties fo:margin-top="0cm" fo:margin-bottom="0.229cm" style:contextual-spacing="false" fo:text-align="center" style:justify-single-word="false"/>
      <style:text-properties style:font-name="Times New Roman" fo:font-size="9pt" fo:language="en" fo:country="US" fo:font-weight="bold" officeooo:rsid="000fed7f" officeooo:paragraph-rsid="000fed7f" style:font-size-asian="9pt" style:font-weight-asian="bold" style:font-size-complex="9pt" style:font-weight-complex="bold"/>
    </style:style>
    <style:style style:name="P30" style:family="paragraph" style:parent-style-name="Standard">
      <style:paragraph-properties fo:margin-top="0cm" fo:margin-bottom="0.229cm" style:contextual-spacing="false" fo:text-align="start" style:justify-single-word="false"/>
      <style:text-properties style:font-name="Times New Roman" fo:font-size="9pt" fo:language="en" fo:country="US" fo:font-weight="normal" officeooo:rsid="0011290e" officeooo:paragraph-rsid="0011290e" style:font-size-asian="9pt" style:font-weight-asian="normal" style:font-size-complex="9pt" style:font-weight-complex="normal"/>
    </style:style>
    <style:style style:name="P31" style:family="paragraph" style:parent-style-name="Standard">
      <style:paragraph-properties fo:margin-top="0cm" fo:margin-bottom="0.229cm" style:contextual-spacing="false" fo:text-align="center" style:justify-single-word="false"/>
      <style:text-properties style:font-name="Times New Roman" fo:font-size="9pt" fo:language="en" fo:country="US" fo:font-weight="bold" officeooo:rsid="000fed7f" officeooo:paragraph-rsid="001295b9" style:font-size-asian="9pt" style:font-weight-asian="bold" style:font-size-complex="9pt" style:font-weight-complex="bold"/>
    </style:style>
    <style:style style:name="P32"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bold" officeooo:rsid="000fed7f" officeooo:paragraph-rsid="001295b9" style:font-size-asian="9pt" style:font-weight-asian="bold" style:font-size-complex="9pt" style:font-weight-complex="bold"/>
    </style:style>
    <style:style style:name="P33"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normal" officeooo:rsid="000fed7f" officeooo:paragraph-rsid="001295b9" style:font-size-asian="9pt" style:font-weight-asian="normal" style:font-size-complex="9pt" style:font-weight-complex="normal"/>
    </style:style>
    <style:style style:name="P34" style:family="paragraph" style:parent-style-name="Standard">
      <style:paragraph-properties fo:margin-top="0cm" fo:margin-bottom="0.229cm" style:contextual-spacing="false" fo:text-align="center" style:justify-single-word="false"/>
      <style:text-properties style:font-name="Times New Roman" fo:font-size="9pt" fo:language="en" fo:country="US" fo:font-weight="bold" officeooo:rsid="0015bbf7" officeooo:paragraph-rsid="0015bbf7" style:font-size-asian="9pt" style:font-weight-asian="bold" style:font-size-complex="9pt" style:font-weight-complex="bold"/>
    </style:style>
    <style:style style:name="P35" style:family="paragraph" style:parent-style-name="Standard">
      <style:paragraph-properties fo:margin-top="0cm" fo:margin-bottom="0.229cm" style:contextual-spacing="false" fo:text-align="justify" style:justify-single-word="false"/>
      <style:text-properties style:font-name="Times New Roman" fo:font-size="9pt" fo:language="en" fo:country="US" fo:font-weight="normal" officeooo:rsid="0015bbf7" officeooo:paragraph-rsid="0015bbf7" style:font-size-asian="9pt" style:font-weight-asian="normal" style:font-size-complex="9pt" style:font-weight-complex="normal"/>
    </style:style>
    <style:style style:name="T1" style:family="text">
      <style:text-properties style:text-position="super 58%"/>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9a33b"/>
    </style:style>
    <style:style style:name="T6" style:family="text">
      <style:text-properties officeooo:rsid="00100b57"/>
    </style:style>
    <style:style style:name="T7" style:family="text">
      <style:text-properties fo:font-weight="bold" officeooo:rsid="0011fdef" style:font-weight-asian="bold" style:font-weight-complex="bold"/>
    </style:style>
    <style:style style:name="T8" style:family="text">
      <style:text-properties style:font-name="Times New Roman" fo:font-size="9pt" fo:font-weight="bold" officeooo:rsid="0011fdef" style:font-size-asian="9pt" style:font-weight-asian="bold" style:font-size-complex="9pt" style:font-weight-complex="bold"/>
    </style:style>
    <style:style style:name="T9" style:family="text">
      <style:text-properties style:font-name="Times New Roman" fo:font-size="9pt" fo:font-weight="bold" officeooo:rsid="0011290e" style:font-size-asian="9pt" style:font-weight-asian="bold" style:font-size-complex="9pt" style:font-weight-complex="bold"/>
    </style:style>
    <style:style style:name="T10" style:family="text">
      <style:text-properties style:font-name="Times New Roman" fo:font-size="9pt" fo:font-weight="bold" officeooo:rsid="00100b57" style:font-size-asian="9pt" style:font-weight-asian="bold" style:font-size-complex="9pt" style:font-weight-complex="bold"/>
    </style:style>
    <style:style style:name="T11" style:family="text">
      <style:text-properties style:font-name="Times New Roman" fo:font-size="9pt" fo:font-weight="normal" officeooo:rsid="00100b57" style:font-size-asian="9pt" style:font-weight-asian="normal" style:font-size-complex="9pt" style:font-weight-complex="normal"/>
    </style:style>
    <style:style style:name="T12" style:family="text">
      <style:text-properties style:font-name="Times New Roman" fo:font-size="9pt" fo:font-weight="normal" officeooo:rsid="0011fdef" style:font-size-asian="9pt" style:font-weight-asian="normal" style:font-size-complex="9pt" style:font-weight-complex="normal"/>
    </style:style>
    <style:style style:name="T13" style:family="text">
      <style:text-properties style:text-position="sub 58%"/>
    </style:style>
    <style:style style:name="T14" style:family="text">
      <style:text-properties style:font-name="Times New Roman" fo:font-size="9pt" fo:font-weight="normal" officeooo:rsid="0011290e" style:font-size-asian="9pt" style:font-weight-asian="normal" style:font-size-complex="9pt" style:font-weight-complex="normal"/>
    </style:style>
    <style:style style:name="T15" style:family="text">
      <style:text-properties officeooo:rsid="001295b9"/>
    </style:style>
    <style:style style:name="T16"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2cm" draw:visible-area-height="5.002cm"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1.762cm" fo:min-width="1.762cm"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lines for Authors preparing a Full Paper</text:p>
      <text:p text:style-name="P1">to be submitted to FOSS4G 2024 </text:p>
      <text:p text:style-name="P2"/>
      <text:p text:style-name="P3">Lubia Vinhas<text:span text:style-name="T1"> 1</text:span>, Silvana Camboim<text:span text:style-name="T1"> 2</text:span></text:p>
      <text:p text:style-name="P3"/>
      <text:p text:style-name="P3">1 INPE, Av. Dos Astronautas 1758, 12227-010 – São José dos Campos, SP – <text:s/>Brazil – lubia.vinhas@inpe.br</text:p>
      <text:p text:style-name="P4"><text:span text:style-name="T2">2 Dept. of Geomatic, Federal University of Paraná, P.O, 81531-990 – Curitiba, PR – Brazil – </text:span><text:a xlink:type="simple" xlink:href="mailto:silvanacamboim@ufpr.br" text:style-name="Internet_20_link" text:visited-style-name="Visited_20_Internet_20_Link"><text:span text:style-name="T2">silvanacamboim@ufpr.br</text:span></text:a></text:p>
      <text:p text:style-name="P3"/>
      <text:p text:style-name="P5"><text:span text:style-name="T3">Keywords</text:span>: Manuscripts, Proceedings, FOSS4G, FOSS4G 2024, Guidelines for Authors, Style guide.</text:p>
      <text:p text:style-name="P5"/>
      <text:p text:style-name="P6">Abstract</text:p>
      <text:p text:style-name="P6"><text:span text:style-name="T4"/></text:p>
      <text:p text:style-name="P7">These guidelines are provided for the preparation of full papers submitted to the FOSS4G 2024. These guidelines are issued to ensure a uniform style for all submitted papers. To assure timely and efficient production of the with a consistent and easy to read format, authors must submit their manuscripts in strict conformance with these guidelines. The organization may omit any paper that does not conform to the specified requirements.</text:p>
      <text:p text:style-name="P7"><text:line-break/></text:p>
      <text:section text:style-name="Sect1" text:name="Section1">
        <text:h text:style-name="Heading_20_1" text:outline-level="1" text:is-list-header="true"><text:span text:style-name="T5">1.0 </text:span>Instructions</text:h>
        <text:h text:style-name="Heading_20_2" text:outline-level="2">1.1 General Instructions</text:h>
        <text:p text:style-name="P8">The paper should have the following structure: </text:p>
        <text:list text:style-name="L1">
          <text:list-item>
            <text:p text:style-name="P9">Title</text:p>
          </text:list-item>
          <text:list-item>
            <text:p text:style-name="P9">Author(s) and affiliation</text:p>
          </text:list-item>
          <text:list-item>
            <text:p text:style-name="P9">Keywords (max. 6)</text:p>
          </text:list-item>
          <text:list-item>
            <text:p text:style-name="P9">Abstract (100-250 words)</text:p>
          </text:list-item>
          <text:list-item>
            <text:p text:style-name="P9">Introduction</text:p>
          </text:list-item>
          <text:list-item>
            <text:p text:style-name="P9">Main Body</text:p>
          </text:list-item>
          <text:list-item>
            <text:p text:style-name="P9">Conclusions</text:p>
          </text:list-item>
          <text:list-item>
            <text:p text:style-name="P9">Acknowledgements (if applicable)</text:p>
          </text:list-item>
          <text:list-item>
            <text:p text:style-name="P9">References</text:p>
          </text:list-item>
          <text:list-item>
            <text:p text:style-name="P9">Appendix (if applicable)</text:p>
          </text:list-item>
        </text:list>
        <text:h text:style-name="Heading_20_2" text:outline-level="2">1.2 Page Layout and Leng<text:span text:style-name="T6">th</text:span></text:h>
        <text:p text:style-name="P10">The paper must be compiled in one column for the title, author information, keywords and abstract and in two columns for all subsequent text. Left and right justified typing is mandatory. All manuscripts are limited to a length of approximately 8 single-spaced pages (A4 size), including abstracts, figures, tables and references. The minimum length of any paper is 6 pages. The font type Times New Roman with a size of 9 pts. is to be used.</text:p>
        <text:p text:style-name="P11"/>
        <table:table table:name="Table1" table:style-name="Table1">
          <table:table-column table:style-name="Table1.A"/>
          <table:table-column table:style-name="Table1.B"/>
          <table:table-row>
            <table:table-cell table:style-name="Table1.A1" office:value-type="string">
              <text:p text:style-name="P12">Setting</text:p>
            </table:table-cell>
            <table:table-cell table:style-name="Table1.B1" office:value-type="string">
              <text:p text:style-name="P12">A4 size paper (mm)</text:p>
            </table:table-cell>
          </table:table-row>
          <table:table-row>
            <table:table-cell table:style-name="Table1.A2" office:value-type="string">
              <text:p text:style-name="P12">Top</text:p>
              <text:p text:style-name="P12">Bottom</text:p>
              <text:p text:style-name="P12">Left</text:p>
              <text:p text:style-name="P12">Right</text:p>
              <text:p text:style-name="P12">Column Width</text:p>
              <text:p text:style-name="P12">Column Space</text:p>
            </table:table-cell>
            <table:table-cell table:style-name="Table1.B2" office:value-type="string">
              <text:p text:style-name="P12">25</text:p>
              <text:p text:style-name="P12">25</text:p>
              <text:p text:style-name="P12">20</text:p>
              <text:p text:style-name="P12">20</text:p>
              <text:p text:style-name="P12">82</text:p>
              <text:p text:style-name="P12">6</text:p>
            </table:table-cell>
          </table:table-row>
        </table:table>
        <text:p text:style-name="P13">Table 1. Margin settings for A4 size paper</text:p>
        <text:h text:style-name="Heading_20_2" text:outline-level="2">1.2 <text:span text:style-name="T6">Style Guides</text:span></text:h>
        <text:p text:style-name="P14">To assist authors in preparing their contributions, style guides are provided in ODT on the FOSS4G 2024 web site, see academic call for papers section. Use of these style guides ensures that the paper is correctly formatted and is therefore strongly suggested.</text:p>
        <text:p text:style-name="P14"/>
        <text:p text:style-name="P14"/>
        <text:p text:style-name="P14"/>
        <text:h text:style-name="P15" text:outline-level="1" text:is-list-header="true">2.0 Title and Abstract Block</text:h>
        <text:h text:style-name="P16" text:outline-level="2">2.1 Title and Author Information</text:h>
        <text:p text:style-name="P14">The title must appear centred in bold at the top of the first page with a size of 12 pts. <text:span text:style-name="T6">T</text:span>ype the full author(s) name(s), affiliation and mailing address (including e-mail), centred under the title. In the case of multi-authorship, indicate which author belongs to which organisation.</text:p>
        <text:p text:style-name="P17"><text:span text:style-name="T6">2</text:span>.<text:span text:style-name="T6">2</text:span> <text:span text:style-name="T6">Keywords</text:span></text:p>
        <text:p text:style-name="P14">Leave two lines blank, then type "Keywords:" in bold, followed by a maximum of 6 keywords. Include those keywords which you would use to find a paper with content you are preparing.</text:p>
        <text:p text:style-name="P17"><text:span text:style-name="T6">2</text:span>.<text:span text:style-name="T6">3</text:span> <text:span text:style-name="T6">Abstract</text:span></text:p>
        <text:p text:style-name="P14">Leave two lines blank, then type "Keywords:" in bold, followed by a maximum of 6 keywords. Include those keywords which you would use to find a paper with content you are preparing.</text:p>
        <text:h text:style-name="Heading_20_1" text:outline-level="1" text:is-list-header="true"><text:span text:style-name="T6">3</text:span>.0 <text:span text:style-name="T6">Main Body of Text</text:span></text:h>
        <text:p text:style-name="P14">Type text single-spaced, with one blank line between paragraphs and following headings. Start paragraphs flush with left margin.</text:p>
        <text:h text:style-name="P16" text:outline-level="2">3.1 Headings</text:h>
        <text:p text:style-name="P14">Major headings are to be numbered, centred in bold, preceded and followed by a blank line.</text:p>
        <text:p text:style-name="P14">Subheadings are to be numbered, typed in bold flush with the left margin, preceded and followed by a blank line.</text:p>
        <text:p text:style-name="P14">Subsubheadings are to be numbered, typed in bold after one blank line flush with the left margin, with text following on the same line. Subsubheadings may be followed by a period or colon, they may also be the first word of the paragraph's sentence. </text:p>
        <text:p text:style-name="P14">Use decimal numbering for headings, subheadings and subsubheadings.</text:p>
        <text:h text:style-name="P16" text:outline-level="2">3.2 Footnotes</text:h>
        <text:p text:style-name="P18">Mark footnotes in the text with a number (1); use consecutive numbers for following footnotes. Place footnotes at the bottom of the page, separated from the text above it by a horizontal line.</text:p>
        <text:h text:style-name="P16" text:outline-level="2"><text:soft-page-break/>3.3 Figures and Tables</text:h>
        <text:p text:style-name="P19">3.3.1 Placement: <text:s/><text:span text:style-name="T4">Figures must be placed in the appropriate location in the document, as close as practical to the reference of the figure in the text. While figures and tables are usually aligned horizontally on the page, large figures and tables can be rotated by 90 degrees. If so, make sure that the top is always on the left-hand side of the page.</text:span></text:p>
        <text:p text:style-name="P19">3.3.2 Captions: <text:span text:style-name="T4">All captions must be centred directly beneath the illustration. Use single spacing if they use more than one line. All captions are to be numbered consecutively, e.g. Figure 1, Figure 2, Figure 3, ... <text:s/>and Table 1, Table 2, Table 3, …</text:span></text:p>
        <text:p text:style-name="P19"><text:span text:style-name="T4"/></text:p>
        <text:p text:style-name="P20"><text:span text:style-name="T4"><draw:custom-shape text:anchor-type="as-char" draw:z-index="0" draw:name="Shape 1" draw:style-name="gr1" draw:text-style-name="P21" svg:width="1.763cm" svg:height="1.763cm"><text:p/><draw:enhanced-geometry svg:viewBox="0 0 21600 21600" draw:type="rectangle" draw:enhanced-path="M 0 0 L 21600 0 21600 21600 0 21600 0 0 Z N"/></draw:custom-shape></text:span></text:p>
        <text:p text:style-name="Caption">Figure 1. Figure placement and numbering.</text:p>
        <text:p text:style-name="P22"><text:span text:style-name="T7">3.3.3 </text:span><text:span text:style-name="T3">Copyright</text:span>: If your article contains any copyrighted illustrations or imagery, include a statement of copyright such as: © SPOT Image Copyright 20xx (fill in year), CNES. It is the author's responsibility to obtain any necessary copyright permission. After publication, your article is distributed under the Creative Commons Unported License and you retain the copyright.</text:p>
        <text:p text:style-name="P23"><text:span text:style-name="T8">3.4 </text:span><text:span text:style-name="T9">E</text:span><text:span text:style-name="T10">quations, Symbols and Units</text:span></text:p>
        <text:h text:style-name="Heading_20_2" text:outline-level="2"><text:span text:style-name="T8">3.4.1 </text:span><text:span text:style-name="T10">Equations:</text:span><text:span text:style-name="T11"> Equations must be numbered consecutively throughout the paper. The equation number is enclosed in parentheses and placed flush right. Leave one blank lines before and after equations:</text:span></text:h>
        <text:p text:style-name="P24"><text:span text:style-name="T11"><draw:frame draw:style-name="fr1" draw:name="_x0000_s0" text:anchor-type="as-char" svg:y="0cm" svg:width="5.533cm" style:rel-width="scale" svg:height="0.984cm" style:rel-height="scale" draw:z-index="1"><draw:object-ole xlink:href="./Object 1" xlink:type="simple" xlink:show="embed" xlink:actuate="onLoad"/><draw:image xlink:href="./ObjectReplacements/Object 1" xlink:type="simple" xlink:show="embed" xlink:actuate="onLoad"/><svg:desc>OLE object</svg:desc></draw:frame></text:span><text:span text:style-name="T12"><text:s/>(1)</text:span></text:p>
        <text:p text:style-name="P25">where <text:tab/>c = principal distance </text:p>
        <text:p text:style-name="P25"><text:tab/>x, y = image coordinates </text:p>
        <text:p text:style-name="P25"><text:tab/>X<text:span text:style-name="T13">0</text:span>, Y<text:span text:style-name="T13">0</text:span>, Z<text:span text:style-name="T13">0</text:span> = coordinates of projection centre </text:p>
        <text:p text:style-name="P25"><text:tab/>X, Y, Z = object coordinates </text:p>
        <text:p text:style-name="P25"/>
        <text:p text:style-name="P19">3.4.2 Symbols and Units: <text:span text:style-name="T4">Use the SI (Système International) Units and Symbols.</text:span></text:p>
        <text:p text:style-name="P26">3.5<text:tab/>References </text:p>
        <text:p text:style-name="P14">References must be cited in the text, thus (Smith, 1987a), and listed in alphabetical order in the reference section. For abstracts, while references are optional, a maximum 8 references are permitted. The following arrangements is to be used: </text:p>
        <text:p text:style-name="P27">3.5.1 References from Journals<text:span text:style-name="T4">: Journals must be cited like (Smith, 1987a) or (Michalis and Dowman, 2008). Names of journals can be abbreviated according to the "International List of Periodical Title Word Abbreviations". In case of doubt, write names in full. </text:span></text:p>
        <text:p text:style-name="P28"><text:span text:style-name="T9">3.5.2 References from Books</text:span><text:span text:style-name="T14">: Books must be cited like (Förstner and Wrobel, 2016). </text:span></text:p>
        <text:p text:style-name="P27">3.5.3 References from other Literature<text:span text:style-name="T4">: Other literature must be cited like (Smith, 1987b) and (Smith, 2000). </text:span></text:p>
        <text:p text:style-name="P27">3.5.4 References from Website<text:span text:style-name="T4">s: References from the internet must be cited like (Chan and Qin, 2017) and <text:s/>(Maas et al. 2017). Use of persistent identifiers such as the Digital Object Identifier (DOI) rather than URLs is strongly advised. In this case the last date of visiting the web site can be omitted, as the identifier will not change. </text:span></text:p>
        <text:p text:style-name="P27">3.5.5 References from Research Data<text:span text:style-name="T4">: References from research data must be cited like (Dubayah et al., 2017). </text:span></text:p>
        <text:p text:style-name="P27">3.5.6 References from Software Projects<text:span text:style-name="T4">: References to a software project as a high level container including multiple versions of the software must be cited like (GRASS Development Team, 2017). </text:span></text:p>
        <text:p text:style-name="P27">3.5.7 References from Software Versions<text:span text:style-name="T4">: References to a specific software version must be cited like (GRASS Development Team, 2015). </text:span></text:p>
        <text:p text:style-name="P27">3.5.8 References from Software Project Add-ons:<text:span text:style-name="T4"> References to a specific software add-on to a software project must be cited like (Lennert, GRASS Development Team, 2017). </text:span></text:p>
        <text:p text:style-name="P27">3.5.9 References from Software Repository:<text:span text:style-name="T4"> References from software repositories must be cited like (Gago-Silva, 2016). </text:span></text:p>
        <text:p text:style-name="P29">Acknowledgements (optional) </text:p>
        <text:p text:style-name="P30">Acknowledgements of support for the project/paper/author are welcome. Note, however, that for the paper to be submitted for review all acknowledgements must be anonymized. </text:p>
        <text:p text:style-name="P31"><text:span text:style-name="T15">References</text:span><text:span text:style-name="T4"> </text:span></text:p>
        <text:p text:style-name="P32"><text:span text:style-name="T4">Chan, K.L., Qin K., 2017: Biomass burning related pollution and their contributions to the local air quality in Hong Kong. </text:span><text:span text:style-name="T16">Int. Arch. Photogramm. Remote Sens. Spatial Inf. Sci.</text:span><text:span text:style-name="T4">, XLII-2/W7, 29-36. doi.org/10.5194/isprs-archives-XLII-2-W7-29-2017. </text:span></text:p>
        <text:p text:style-name="P33">Dubayah, R.O., Swatantran, A., Huang, W., Duncanson, L., Tang, H.,Johnson, K., Dunne, J.O., Hurtt, G.C., 2017. CMS: LiDAR-derived Biomass, Canopy Height and Cover, Sonoma County, California, 2013. ORNL DAAC, Oak Ridge, Tennessee, USA. doi.org/10.3334/ORNLDAAC/1523. </text:p>
        <text:p text:style-name="P32"><text:span text:style-name="T4">Förstner, W., Wrobel, B., 2016: </text:span><text:span text:style-name="T16">Photogrammetric Computer Vision</text:span><text:span text:style-name="T4">. Springer Nature, Cham. </text:span></text:p>
        <text:p text:style-name="P33">Gago-Silva, A., 2016. GRASS GIS in Grid Environment. doi.org/10.6084/m9.figshare.3188950. </text:p>
        <text:p text:style-name="P33">GRASS Development Team, 2015. Geographic Resources Analysis Support System (GRASS) Software, Version 6.4. Open Source Geospatial Foundation. grass.osgeo.org (1 June 2017). </text:p>
        <text:p text:style-name="P33">GRASS Development Team, 2017. Geographic Resources Analysis Support System (GRASS) Software. Open Source Geospatial Foundation. grass.osgeo.org (20 September 2017). </text:p>
        <text:p text:style-name="P33">Lennert, M., GRASS Development Team, 2017. Addon i.segment.stats. Geographic Resources Analysis Support System (GRASS) Software, Version 7.2, Open Source Geospatial Foundation. grass.osgeo.org/grass7/manuals/addons/i.segm ent.stats (1 June 2017). </text:p>
        <text:p text:style-name="P32"><text:span text:style-name="T4">Maas, A., Rottensteiner, F., Heipke, C., 2017. Classification under label noise using outdated maps. </text:span><text:span text:style-name="T16">ISPRS Ann. Photogramm. Remote Sens. Spatial Inf. Sci</text:span><text:span text:style-name="T4">., IV-1/W1, 215-222. doi.org/10.5194/isprs-annals-IV-1-W1-215-2017. </text:span></text:p>
        <text:p text:style-name="P32"><text:span text:style-name="T4">Michalis, P., Dowman, I., 2008: A Generic Model for Along- Track Stereo Sensors Using Rigorous Orbit Mechanics. </text:span><text:span text:style-name="T16">Photogrammetric Engineering &amp; Remote Sensing</text:span><text:span text:style-name="T4"> 74(3), 303-309. </text:span></text:p>
        <text:p text:style-name="P32"><text:soft-page-break/><text:span text:style-name="T4">Smith, J., 1987a. Close range photogrammetry for analyzing distressed trees. </text:span><text:span text:style-name="T16">Photogrammetria</text:span><text:span text:style-name="T4">, 42(1), 47-56. </text:span></text:p>
        <text:p text:style-name="P33">Smith, J., 1987b. Economic printing of color orthophotos. Report KRL-01234, Kennedy Research Laboratories, Arlington, VA, USA. </text:p>
        <text:p text:style-name="P32"><text:span text:style-name="T4">Smith, J., 2000. Remote sensing to predict volcano outbursts. </text:span><text:span text:style-name="T16">Int. Arch. Photogramm. Remote Sens. Spatial Inf. Sci.</text:span><text:span text:style-name="T4">, XXVII-B1, 456-469. </text:span></text:p>
        <text:p text:style-name="P34">Appendix (optional)</text:p>
        <text:p text:style-name="P35">Any additional supporting data may be appended, provided the paper doesn’t exceed the limits given abov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Times New Roman2" fo:font-family="'Times New Roman'" style:font-style-name="Italic" style:font-family-generic="roman" style:font-pitch="variable" fo:font-size="9pt" fo:font-style="normal"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21cm" fo:margin-bottom="0.21cm" style:contextual-spacing="false" fo:line-height="100%" fo:text-align="center" style:justify-single-word="false" style:page-number="auto">
        <style:tab-stops/>
      </style:paragraph-properties>
      <style:text-properties style:font-name="Times New Roman1" fo:font-family="'Times New Roman'" style:font-style-name="Bold" style:font-family-generic="roman" style:font-pitch="variable" fo:font-size="9pt" fo:font-weight="bold" style:font-size-asian="18pt" style:font-weight-asian="bold" style:font-size-complex="18pt" style:font-weight-complex="bold"/>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style:font-name="Times New Roman1" fo:font-family="'Times New Roman'" style:font-style-name="Bold" style:font-family-generic="roman" style:font-pitch="variable" fo:font-size="9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14:45:06.334575849</meta:creation-date>
    <dc:date>2024-09-23T10:53:46.771378860</dc:date>
    <meta:editing-duration>PT37M43S</meta:editing-duration>
    <meta:editing-cycles>8</meta:editing-cycles>
    <meta:generator>LibreOffice/24.8.1.2$MacOSX_X86_64 LibreOffice_project/87fa9aec1a63e70835390b81c40bb8993f1d4ff6</meta:generator>
    <meta:document-statistic meta:table-count="1" meta:image-count="0" meta:object-count="1" meta:page-count="3" meta:paragraph-count="99" meta:word-count="1405" meta:character-count="9267" meta:non-whitespace-character-count="7920"/>
  </office:meta>
</office:document-meta>
</file>